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/>
    <style:font-face style:name="Segoe UI Symbol" svg:font-family="'Segoe UI Symbol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Segoe Print" fo:font-size="15pt" fo:font-style="italic" style:text-underline-style="solid" style:text-underline-width="auto" style:text-underline-color="font-color" fo:font-weight="bold" officeooo:rsid="000f9436" officeooo:paragraph-rsid="000b413a" fo:background-color="#ffffff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officeooo:rsid="000b413a" officeooo:paragraph-rsid="000b413a" style:font-size-asian="14pt" style:font-size-complex="14pt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0d995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0d995a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0f9436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10e751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0d995a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d995a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f9436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0e751" style:font-style-asian="normal" style:font-weight-asian="normal" style:font-style-complex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style="italic" style:text-underline-style="none" fo:font-weight="normal" officeooo:rsid="000d995a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style:text-underline-style="none" fo:font-weight="bold" officeooo:rsid="000d995a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font-size="12pt" fo:font-style="italic" style:text-underline-style="none" fo:font-weight="normal" officeooo:rsid="000f9436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24" style:family="text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Nós da Facit Digital <text:span text:style-name="T7">não armazenamos e/ou coletamos dados</text:span> de nossos usuários, por tanto <text:span text:style-name="T8">não compartilhamos nem vendemos sua privacidade</text:span><text:span text:style-name="T10">.</text:span></text:p>
      <text:p text:style-name="P2"><text:tab/>Os <text:span text:style-name="T14">Apps</text:span> e <text:span text:style-name="T14">Games</text:span> com <text:span text:style-name="T14">bunners</text:span> e <text:span text:style-name="T14">anúncios</text:span> em tela participam do programa <text:span text:style-name="T1">admob</text:span> do <text:span text:style-name="T24">GOOGLE</text:span><text:span text:style-name="T14">.</text:span><text:span text:style-name="T15"> O </text:span><text:span text:style-name="T3">admob</text:span><text:span text:style-name="T11"> pode e coleta seus dado</text:span><text:span text:style-name="T12">s</text:span><text:span text:style-name="T11"> de acordo com a </text:span><text:span text:style-name="T13">própria</text:span><text:span text:style-name="T11"> </text:span><text:span text:style-name="T9">política de privacidade do </text:span><text:span text:style-name="T24">GOOGLE </text:span><text:span text:style-name="T11">que </text:span><text:span text:style-name="T9">você aceitou ao criar uma conta </text:span><text:span text:style-name="T24">GOOGLE</text:span><text:span text:style-name="T2">.</text:span><text:span text:style-name="T5"> Link abaixo:</text:span></text:p>
      <text:p text:style-name="P1">https://policies.google.com/privacy?hl=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Print" svg:font-family="'Segoe Print'"/>
    <style:font-face style:name="Segoe UI Symbol" svg:font-family="'Segoe UI Symbol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 Symbo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 Symbo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 Symbol" fo:font-family="'Segoe UI Symbol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 Symbol" fo:font-family="'Segoe UI Symbol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 Symbol" fo:font-family="'Segoe UI Symbol'"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22:01:18.242000000</meta:creation-date>
    <dc:date>2019-05-27T23:14:35.267000000</dc:date>
    <meta:editing-duration>PT8M44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3" meta:word-count="64" meta:character-count="413" meta:non-whitespace-character-count="350"/>
  </office:meta>
</office:document-meta>
</file>